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Monaco, Consolas, 'Courier New', monospace"/>
    <style:font-face style:name="Verdana" svg:font-family="Verdana, Geneva, Tahoma, Arial, Helvetica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style:line-height-at-least="0.25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Verdana" fo:font-size="11.25pt" fo:letter-spacing="normal" fo:font-style="normal" fo:font-weight="normal"/>
    </style:style>
    <style:style style:name="P2" style:family="paragraph" style:parent-style-name="Heading_20_1">
      <style:text-properties fo:font-variant="normal" fo:text-transform="none" fo:color="#121214" style:font-name="Verdana" fo:letter-spacing="-0.0102in" fo:font-style="normal" fo:font-weight="normal"/>
    </style:style>
    <style:style style:name="P3" style:family="paragraph" style:parent-style-name="Heading_20_2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121214" style:font-name="Verdana" fo:letter-spacing="-0.0102in" fo:font-style="normal" fo:font-weight="normal"/>
    </style:style>
    <style:style style:name="P4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 fo:padding="0.052in" fo:border="0.06pt solid #d6d6d6"/>
      <style:text-properties fo:font-variant="normal" fo:text-transform="none" fo:color="#313131" style:font-name="Menlo" fo:font-size="9pt" fo:letter-spacing="normal" fo:font-style="normal" fo:font-weight="normal"/>
    </style:style>
    <style:style style:name="P5" style:family="paragraph" style:parent-style-name="Preformatted_20_Text">
      <style:paragraph-properties fo:margin-left="0in" fo:margin-right="0in" fo:margin-top="0.1563in" fo:margin-bottom="0.1043in" loext:contextual-spacing="false" style:line-height-at-least="0.1665in" fo:orphans="2" fo:widows="2" fo:text-indent="0in" style:auto-text-indent="false" fo:padding="0.052in" fo:border="0.06pt solid #d6d6d6"/>
      <style:text-properties fo:font-variant="normal" fo:text-transform="none" fo:color="#313131" style:font-name="Menlo" fo:font-size="9.75pt" fo:letter-spacing="normal" fo:font-style="normal" fo:font-weight="normal"/>
    </style:style>
    <style:style style:name="P6" style:family="paragraph" style:parent-style-name="Preformatted_20_Text">
      <style:paragraph-properties fo:margin-left="0in" fo:margin-right="0in" fo:margin-top="0.1563in" fo:margin-bottom="0.1043in" loext:contextual-spacing="false" style:line-height-at-least="0.1665in" fo:orphans="2" fo:widows="2" fo:text-indent="0in" style:auto-text-indent="false" fo:padding="0.052in" fo:border="0.06pt solid #d6d6d6"/>
      <style:text-properties fo:font-variant="normal" fo:text-transform="none" fo:color="#880000" style:font-name="Menlo" fo:font-size="9.75pt" fo:letter-spacing="normal" fo:font-style="normal" fo:font-weight="normal"/>
    </style:style>
    <style:style style:name="P7" style:family="paragraph" style:parent-style-name="Preformatted_20_Text">
      <style:paragraph-properties fo:margin-top="0.1563in" fo:margin-bottom="0.1043in" loext:contextual-spacing="false" style:line-height-at-least="0.1665in" fo:orphans="2" fo:widows="2" fo:padding="0.052in" fo:border="0.06pt solid #d6d6d6"/>
      <style:text-properties fo:font-variant="normal" fo:text-transform="none" fo:color="#313131" style:font-name="Menlo" fo:font-size="9.75pt" fo:letter-spacing="normal" fo:font-style="normal" fo:font-weight="normal"/>
    </style:style>
    <style:style style:name="P8" style:family="paragraph" style:parent-style-name="Preformatted_20_Text">
      <style:paragraph-properties fo:margin-top="0.1563in" fo:margin-bottom="0.1043in" loext:contextual-spacing="false" style:line-height-at-least="0.1665in" fo:orphans="2" fo:widows="2" fo:padding="0.052in" fo:border="0.06pt solid #d6d6d6"/>
      <style:text-properties fo:font-variant="normal" fo:text-transform="none" fo:color="#313131" fo:letter-spacing="normal"/>
    </style:style>
    <style:style style:name="P9" style:family="paragraph" style:parent-style-name="Preformatted_20_Text">
      <style:paragraph-properties fo:margin-top="0.1563in" fo:margin-bottom="0.1043in" loext:contextual-spacing="false" style:line-height-at-least="0.1665in" fo:orphans="2" fo:widows="2" fo:padding="0.052in" fo:border="0.06pt solid #d6d6d6"/>
    </style:style>
    <style:style style:name="P10" style:family="paragraph" style:parent-style-name="Preformatted_20_Text">
      <style:paragraph-properties fo:margin-top="0.1563in" fo:margin-bottom="0.1043in" loext:contextual-spacing="false" style:line-height-at-least="0.1665in" fo:orphans="2" fo:widows="2" fo:padding="0.052in" fo:border="0.06pt solid #d6d6d6"/>
      <style:text-properties fo:font-variant="normal" fo:text-transform="none" fo:color="#313131" style:font-name="Menlo" fo:font-size="9.75pt" fo:letter-spacing="normal" fo:font-style="normal" fo:font-weight="normal"/>
    </style:style>
    <style:style style:name="P11" style:family="paragraph" style:parent-style-name="Preformatted_20_Text">
      <style:paragraph-properties fo:margin-top="0.1563in" fo:margin-bottom="0.1043in" loext:contextual-spacing="false" style:line-height-at-least="0.1665in" fo:orphans="2" fo:widows="2" fo:padding="0.052in" fo:border="0.06pt solid #d6d6d6"/>
      <style:text-properties fo:font-variant="normal" fo:text-transform="none" fo:color="#313131" fo:letter-spacing="normal"/>
    </style:style>
    <style:style style:name="P12" style:family="paragraph" style:parent-style-name="Preformatted_20_Text">
      <style:paragraph-properties fo:margin-top="0.1563in" fo:margin-bottom="0.1043in" loext:contextual-spacing="false" style:line-height-at-least="0.1665in" fo:orphans="2" fo:widows="2" fo:padding="0.052in" fo:border="0.06pt solid #d6d6d6"/>
      <style:text-properties fo:font-variant="normal" fo:text-transform="none" fo:color="#666600" style:font-name="Menlo" fo:font-size="9.75pt" fo:letter-spacing="normal" fo:font-style="normal" fo:font-weight="normal"/>
    </style:style>
    <style:style style:name="P13" style:family="paragraph" style:parent-style-name="Preformatted_20_Text">
      <style:paragraph-properties fo:margin-top="0.1563in" fo:margin-bottom="0.1043in" loext:contextual-spacing="false" style:line-height-at-least="0.1665in" fo:orphans="2" fo:widows="2" fo:padding="0.052in" fo:border="0.06pt solid #d6d6d6"/>
    </style:style>
    <style:style style:name="P14" style:family="paragraph" style:parent-style-name="Preformatted_20_Text">
      <style:paragraph-properties fo:margin-top="0in" fo:margin-bottom="0in" loext:contextual-spacing="false" fo:orphans="2" fo:widows="2" fo:padding="0.052in" fo:border="0.06pt solid #d6d6d6"/>
      <style:text-properties fo:font-variant="normal" fo:text-transform="none" fo:color="#313131" style:font-name="Menlo" fo:font-size="9pt" fo:letter-spacing="normal" fo:font-style="normal" fo:font-weight="normal"/>
    </style:style>
    <style:style style:name="P15" style:family="paragraph" style:parent-style-name="Heading_20_3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000000" style:font-name="Verdana" fo:letter-spacing="normal" fo:font-style="normal" fo:font-weight="normal"/>
    </style:style>
    <style:style style:name="T1" style:family="text">
      <style:text-properties fo:color="#000088"/>
    </style:style>
    <style:style style:name="T2" style:family="text">
      <style:text-properties fo:color="#000088" style:font-name="Menlo" fo:font-size="9.75pt" fo:font-style="normal" fo:font-weight="normal"/>
    </style:style>
    <style:style style:name="T3" style:family="text">
      <style:text-properties fo:color="#666600"/>
    </style:style>
    <style:style style:name="T4" style:family="text">
      <style:text-properties fo:color="#666600" style:font-name="Menlo" fo:font-size="9.75pt" fo:font-style="normal" fo:font-weight="normal"/>
    </style:style>
    <style:style style:name="T5" style:family="text">
      <style:text-properties fo:color="#006666"/>
    </style:style>
    <style:style style:name="T6" style:family="text">
      <style:text-properties fo:color="#006666" style:font-name="Menlo" fo:font-size="9.75pt" fo:font-style="normal" fo:font-weight="normal"/>
    </style:style>
    <style:style style:name="T7" style:family="text">
      <style:text-properties fo:color="#008800"/>
    </style:style>
    <style:style style:name="T8" style:family="text">
      <style:text-properties fo:color="#008800" style:font-name="Menlo" fo:font-size="9.75pt" fo:font-style="normal" fo:font-weight="normal"/>
    </style:style>
    <style:style style:name="T9" style:family="text">
      <style:text-properties style:font-name="Menlo" fo:font-size="9.75pt" fo:font-style="normal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TypeScript - Union</text:h>
      <text:p text:style-name="Standard"/>
      <text:p text:style-name="P1">TypeScript 1.4 gives programs the ability to combine one or two types. Union types are a powerful way to express a value that can be one of the several types. Two or more data types are combined using the pipe symbol (|) to denote a Union Type. In other words, a union type is written as a sequence of types separated by vertical bars.</text:p>
      <text:h text:style-name="P15" text:outline-level="3">Syntax: Union literal</text:h>
      <text:p text:style-name="P4">Type1|Type2|Type3 </text:p>
      <text:h text:style-name="P15" text:outline-level="3">Example: Union Type Variable</text:h>
      <text:p text:style-name="P5"><text:span text:style-name="T1">var</text:span> val<text:span text:style-name="T3">:</text:span><text:span text:style-name="T1">string</text:span><text:span text:style-name="T3">|</text:span>number </text:p>
      <text:p text:style-name="P7">val <text:span text:style-name="T3">=</text:span> <text:span text:style-name="T5">12</text:span> </text:p>
      <text:p text:style-name="P7">console<text:span text:style-name="T3">.</text:span>log<text:span text:style-name="T3">(</text:span><text:span text:style-name="T7">"numeric value of val "</text:span><text:span text:style-name="T3">+</text:span>val<text:span text:style-name="T3">)</text:span> </text:p>
      <text:p text:style-name="P7">val <text:span text:style-name="T3">=</text:span> <text:span text:style-name="T7">"This is a string"</text:span> </text:p>
      <text:p text:style-name="P7">console<text:span text:style-name="T3">.</text:span>log<text:span text:style-name="T3">(</text:span><text:span text:style-name="T7">"string value of val "</text:span><text:span text:style-name="T3">+</text:span>val<text:span text:style-name="T3">)</text:span></text:p>
      <text:p text:style-name="P1">In the above example, the variable’s type is union. It means that the variable can contain either a number or a string as its value.</text:p>
      <text:p text:style-name="P1">On compiling, it will generate following JavaScript code.</text:p>
      <text:p text:style-name="P6">//Generated by typescript 1.8.10</text:p>
      <text:p text:style-name="P7"><text:span text:style-name="T1">var</text:span> val<text:span text:style-name="T3">;</text:span></text:p>
      <text:p text:style-name="P7">val <text:span text:style-name="T3">=</text:span> <text:span text:style-name="T5">12</text:span><text:span text:style-name="T3">;</text:span></text:p>
      <text:p text:style-name="P7">console<text:span text:style-name="T3">.</text:span>log<text:span text:style-name="T3">(</text:span><text:span text:style-name="T7">"numeric value of val "</text:span> <text:span text:style-name="T3">+</text:span> val<text:span text:style-name="T3">);</text:span></text:p>
      <text:p text:style-name="P7">val <text:span text:style-name="T3">=</text:span> <text:span text:style-name="T7">"This is a string"</text:span><text:span text:style-name="T3">;</text:span></text:p>
      <text:p text:style-name="P7">console<text:span text:style-name="T3">.</text:span>log<text:span text:style-name="T3">(</text:span><text:span text:style-name="T7">"string value of val "</text:span> <text:span text:style-name="T3">+</text:span> val<text:span text:style-name="T3">);</text:span></text:p>
      <text:p text:style-name="P1">Its output is as follows −</text:p>
      <text:p text:style-name="P4"><text:soft-page-break/>numeric value of val <text:s/>12 </text:p>
      <text:p text:style-name="P14">string value of val this is a string </text:p>
      <text:h text:style-name="P15" text:outline-level="3">Example: Union Type and function parameter</text:h>
      <text:p text:style-name="P5"><text:span text:style-name="T1">function</text:span> disp<text:span text:style-name="T3">(</text:span>name<text:span text:style-name="T3">:</text:span><text:span text:style-name="T1">string</text:span><text:span text:style-name="T3">|</text:span><text:span text:style-name="T1">string</text:span><text:span text:style-name="T3">[])</text:span> <text:span text:style-name="T3">{</text:span> </text:p>
      <text:p text:style-name="P8"><text:s text:c="3"/><text:span text:style-name="T2">if</text:span><text:span text:style-name="T4">(</text:span><text:span text:style-name="T2">typeof</text:span><text:span text:style-name="T9"> name </text:span><text:span text:style-name="T4">==</text:span><text:span text:style-name="T9"> </text:span><text:span text:style-name="T8">"string"</text:span><text:span text:style-name="T4">)</text:span><text:span text:style-name="T9"> </text:span><text:span text:style-name="T4">{</text:span><text:span text:style-name="T9"> </text:span></text:p>
      <text:p text:style-name="P8"><text:s text:c="6"/><text:span text:style-name="T9">console</text:span><text:span text:style-name="T4">.</text:span><text:span text:style-name="T9">log</text:span><text:span text:style-name="T4">(</text:span><text:span text:style-name="T9">name</text:span><text:span text:style-name="T4">)</text:span><text:span text:style-name="T9"> </text:span></text:p>
      <text:p text:style-name="P8"><text:s text:c="3"/><text:span text:style-name="T4">}</text:span><text:span text:style-name="T9"> </text:span><text:span text:style-name="T2">else</text:span><text:span text:style-name="T9"> </text:span><text:span text:style-name="T4">{</text:span><text:span text:style-name="T9"> </text:span></text:p>
      <text:p text:style-name="P8"><text:s text:c="6"/><text:span text:style-name="T2">var</text:span><text:span text:style-name="T9"> i</text:span><text:span text:style-name="T4">;</text:span><text:span text:style-name="T9"> </text:span></text:p>
      <text:p text:style-name="P8"><text:s text:c="6"/></text:p>
      <text:p text:style-name="P8"><text:s text:c="6"/><text:span text:style-name="T2">for</text:span><text:span text:style-name="T4">(</text:span><text:span text:style-name="T9">i </text:span><text:span text:style-name="T4">=</text:span><text:span text:style-name="T9"> </text:span><text:span text:style-name="T6">0</text:span><text:span text:style-name="T4">;</text:span><text:span text:style-name="T9">i</text:span><text:span text:style-name="T4">&lt;</text:span><text:span text:style-name="T9">name</text:span><text:span text:style-name="T4">.</text:span><text:span text:style-name="T9">length</text:span><text:span text:style-name="T4">;</text:span><text:span text:style-name="T9">i</text:span><text:span text:style-name="T4">++)</text:span><text:span text:style-name="T9"> </text:span><text:span text:style-name="T4">{</text:span><text:span text:style-name="T9"> </text:span></text:p>
      <text:p text:style-name="P8"><text:s text:c="9"/><text:span text:style-name="T9">console</text:span><text:span text:style-name="T4">.</text:span><text:span text:style-name="T9">log</text:span><text:span text:style-name="T4">(</text:span><text:span text:style-name="T9">name</text:span><text:span text:style-name="T4">[</text:span><text:span text:style-name="T9">i</text:span><text:span text:style-name="T4">])</text:span></text:p>
      <text:p text:style-name="P8"><text:s text:c="6"/><text:span text:style-name="T4">}</text:span><text:span text:style-name="T9"> </text:span></text:p>
      <text:p text:style-name="P8"><text:s text:c="3"/><text:span text:style-name="T4">}</text:span><text:span text:style-name="T9"> </text:span></text:p>
      <text:p text:style-name="P7"><text:span text:style-name="T3">}</text:span> </text:p>
      <text:p text:style-name="P7">disp<text:span text:style-name="T3">(</text:span><text:span text:style-name="T7">"mark"</text:span><text:span text:style-name="T3">)</text:span> </text:p>
      <text:p text:style-name="P7">console<text:span text:style-name="T3">.</text:span>log<text:span text:style-name="T3">(</text:span><text:span text:style-name="T7">"Printing names array...."</text:span><text:span text:style-name="T3">)</text:span> </text:p>
      <text:p text:style-name="P7">disp<text:span text:style-name="T3">([</text:span><text:span text:style-name="T7">"Mark"</text:span><text:span text:style-name="T3">,</text:span><text:span text:style-name="T7">"Tom"</text:span><text:span text:style-name="T3">,</text:span><text:span text:style-name="T7">"Mary"</text:span><text:span text:style-name="T3">,</text:span><text:span text:style-name="T7">"John"</text:span><text:span text:style-name="T3">])</text:span></text:p>
      <text:p text:style-name="P1">The function disp() can accept argument either of the type string or a string array.</text:p>
      <text:p text:style-name="P1">On compiling, it will generate following JavaScript code.</text:p>
      <text:p text:style-name="P6">//Generated by typescript 1.8.10</text:p>
      <text:p text:style-name="P7"><text:span text:style-name="T1">function</text:span> disp<text:span text:style-name="T3">(</text:span>name<text:span text:style-name="T3">)</text:span> <text:span text:style-name="T3">{</text:span></text:p>
      <text:p text:style-name="P8"><text:s text:c="3"/><text:span text:style-name="T2">if</text:span><text:span text:style-name="T9"> </text:span><text:span text:style-name="T4">(</text:span><text:span text:style-name="T2">typeof</text:span><text:span text:style-name="T9"> name </text:span><text:span text:style-name="T4">==</text:span><text:span text:style-name="T9"> </text:span><text:span text:style-name="T8">"string"</text:span><text:span text:style-name="T4">)</text:span><text:span text:style-name="T9"> </text:span><text:span text:style-name="T4">{</text:span></text:p>
      <text:p text:style-name="P8"><text:s text:c="6"/><text:span text:style-name="T9">console</text:span><text:span text:style-name="T4">.</text:span><text:span text:style-name="T9">log</text:span><text:span text:style-name="T4">(</text:span><text:span text:style-name="T9">name</text:span><text:span text:style-name="T4">);</text:span></text:p>
      <text:p text:style-name="P8"><text:soft-page-break/><text:s text:c="3"/><text:span text:style-name="T4">}</text:span><text:span text:style-name="T9"> </text:span><text:span text:style-name="T2">else</text:span><text:span text:style-name="T9"> </text:span><text:span text:style-name="T4">{</text:span></text:p>
      <text:p text:style-name="P8"><text:s text:c="6"/><text:span text:style-name="T2">var</text:span><text:span text:style-name="T9"> i</text:span><text:span text:style-name="T4">;</text:span></text:p>
      <text:p text:style-name="P8"><text:s text:c="6"/><text:span text:style-name="T2">for</text:span><text:span text:style-name="T9"> </text:span><text:span text:style-name="T4">(</text:span><text:span text:style-name="T9">i </text:span><text:span text:style-name="T4">=</text:span><text:span text:style-name="T9"> </text:span><text:span text:style-name="T6">0</text:span><text:span text:style-name="T4">;</text:span><text:span text:style-name="T9"> i </text:span><text:span text:style-name="T4">&lt;</text:span><text:span text:style-name="T9"> name</text:span><text:span text:style-name="T4">.</text:span><text:span text:style-name="T9">length</text:span><text:span text:style-name="T4">;</text:span><text:span text:style-name="T9"> i</text:span><text:span text:style-name="T4">++)</text:span><text:span text:style-name="T9"> </text:span><text:span text:style-name="T4">{</text:span></text:p>
      <text:p text:style-name="P8"><text:s text:c="9"/><text:span text:style-name="T9">console</text:span><text:span text:style-name="T4">.</text:span><text:span text:style-name="T9">log</text:span><text:span text:style-name="T4">(</text:span><text:span text:style-name="T9">name</text:span><text:span text:style-name="T4">[</text:span><text:span text:style-name="T9">i</text:span><text:span text:style-name="T4">]);</text:span></text:p>
      <text:p text:style-name="P8"><text:s text:c="6"/><text:span text:style-name="T4">}</text:span></text:p>
      <text:p text:style-name="P8"><text:s text:c="3"/><text:span text:style-name="T4">}</text:span></text:p>
      <text:p text:style-name="P12">}</text:p>
      <text:p text:style-name="P9"/>
      <text:p text:style-name="P7">disp<text:span text:style-name="T3">(</text:span><text:span text:style-name="T7">"mark"</text:span><text:span text:style-name="T3">);</text:span></text:p>
      <text:p text:style-name="P7">console<text:span text:style-name="T3">.</text:span>log<text:span text:style-name="T3">(</text:span><text:span text:style-name="T7">"Printing names array...."</text:span><text:span text:style-name="T3">);</text:span></text:p>
      <text:p text:style-name="P7">disp<text:span text:style-name="T3">([</text:span><text:span text:style-name="T7">"Mark"</text:span><text:span text:style-name="T3">,</text:span> <text:span text:style-name="T7">"Tom"</text:span><text:span text:style-name="T3">,</text:span> <text:span text:style-name="T7">"Mary"</text:span><text:span text:style-name="T3">,</text:span> <text:span text:style-name="T7">"John"</text:span><text:span text:style-name="T3">]);</text:span></text:p>
      <text:p text:style-name="P1">The output is as follows −</text:p>
      <text:p text:style-name="P4">Mark </text:p>
      <text:p text:style-name="P14">Printing names array…. </text:p>
      <text:p text:style-name="P14">Mark </text:p>
      <text:p text:style-name="P14">Tom</text:p>
      <text:p text:style-name="P14">Mary</text:p>
      <text:p text:style-name="P14">John </text:p>
      <text:h text:style-name="P3" text:outline-level="2">Union Type and Arrays</text:h>
      <text:p text:style-name="P1">Union types can also be applied to arrays, properties and interfaces. The following illustrates the use of union type with an array.</text:p>
      <text:h text:style-name="P15" text:outline-level="3">Example: Union Type and Array</text:h>
      <text:p text:style-name="P5"><text:span text:style-name="T1">var</text:span> arr<text:span text:style-name="T3">:</text:span>number<text:span text:style-name="T3">[]|</text:span><text:span text:style-name="T1">string</text:span><text:span text:style-name="T3">[];</text:span> </text:p>
      <text:p text:style-name="P7"><text:span text:style-name="T1">var</text:span> i<text:span text:style-name="T3">:</text:span>number<text:span text:style-name="T3">;</text:span> </text:p>
      <text:p text:style-name="P7">arr <text:span text:style-name="T3">=</text:span> <text:span text:style-name="T3">[</text:span><text:span text:style-name="T5">1</text:span><text:span text:style-name="T3">,</text:span><text:span text:style-name="T5">2</text:span><text:span text:style-name="T3">,</text:span><text:span text:style-name="T5">4</text:span><text:span text:style-name="T3">]</text:span> </text:p>
      <text:p text:style-name="P7">console<text:span text:style-name="T3">.</text:span>log<text:span text:style-name="T3">(</text:span><text:span text:style-name="T7">"**numeric array**"</text:span><text:span text:style-name="T3">)</text:span> <text:s/></text:p>
      <text:p text:style-name="P9"><text:soft-page-break/></text:p>
      <text:p text:style-name="P7"><text:span text:style-name="T1">for</text:span><text:span text:style-name="T3">(</text:span>i <text:span text:style-name="T3">=</text:span> <text:span text:style-name="T5">0</text:span><text:span text:style-name="T3">;</text:span>i<text:span text:style-name="T3">&lt;</text:span>arr<text:span text:style-name="T3">.</text:span>length<text:span text:style-name="T3">;</text:span>i<text:span text:style-name="T3">++)</text:span> <text:span text:style-name="T3">{</text:span> </text:p>
      <text:p text:style-name="P8"><text:s text:c="3"/><text:span text:style-name="T9">console</text:span><text:span text:style-name="T4">.</text:span><text:span text:style-name="T9">log</text:span><text:span text:style-name="T4">(</text:span><text:span text:style-name="T9">arr</text:span><text:span text:style-name="T4">[</text:span><text:span text:style-name="T9">i</text:span><text:span text:style-name="T4">])</text:span><text:span text:style-name="T9"> </text:span></text:p>
      <text:p text:style-name="P7"><text:span text:style-name="T3">}</text:span> <text:s/></text:p>
      <text:p text:style-name="P9"/>
      <text:p text:style-name="P7">arr <text:span text:style-name="T3">=</text:span> <text:span text:style-name="T3">[</text:span><text:span text:style-name="T7">"Mumbai"</text:span><text:span text:style-name="T3">,</text:span><text:span text:style-name="T7">"Pune"</text:span><text:span text:style-name="T3">,</text:span><text:span text:style-name="T7">"Delhi"</text:span><text:span text:style-name="T3">]</text:span> </text:p>
      <text:p text:style-name="P7">console<text:span text:style-name="T3">.</text:span>log<text:span text:style-name="T3">(</text:span><text:span text:style-name="T7">"**string array**"</text:span><text:span text:style-name="T3">)</text:span> <text:s/></text:p>
      <text:p text:style-name="P9"/>
      <text:p text:style-name="P7"><text:span text:style-name="T1">for</text:span><text:span text:style-name="T3">(</text:span>i <text:span text:style-name="T3">=</text:span> <text:span text:style-name="T5">0</text:span><text:span text:style-name="T3">;</text:span>i<text:span text:style-name="T3">&lt;</text:span>arr<text:span text:style-name="T3">.</text:span>length<text:span text:style-name="T3">;</text:span>i<text:span text:style-name="T3">++)</text:span> <text:span text:style-name="T3">{</text:span> </text:p>
      <text:p text:style-name="P8"><text:s text:c="3"/><text:span text:style-name="T9">console</text:span><text:span text:style-name="T4">.</text:span><text:span text:style-name="T9">log</text:span><text:span text:style-name="T4">(</text:span><text:span text:style-name="T9">arr</text:span><text:span text:style-name="T4">[</text:span><text:span text:style-name="T9">i</text:span><text:span text:style-name="T4">])</text:span><text:span text:style-name="T9"> </text:span></text:p>
      <text:p text:style-name="P7"><text:span text:style-name="T3">}</text:span> </text:p>
      <text:p text:style-name="P1">The program declares an array. The array can represent either a numeric collection or a string collection.</text:p>
      <text:p text:style-name="P1">On compiling, it will generate following JavaScript code.</text:p>
      <text:p text:style-name="P6">//Generated by typescript 1.8.10</text:p>
      <text:p text:style-name="P7"><text:span text:style-name="T1">var</text:span> arr<text:span text:style-name="T3">;</text:span></text:p>
      <text:p text:style-name="P7"><text:span text:style-name="T1">var</text:span> i<text:span text:style-name="T3">;</text:span></text:p>
      <text:p text:style-name="P7">arr <text:span text:style-name="T3">=</text:span> <text:span text:style-name="T3">[</text:span><text:span text:style-name="T5">1</text:span><text:span text:style-name="T3">,</text:span> <text:span text:style-name="T5">2</text:span><text:span text:style-name="T3">,</text:span> <text:span text:style-name="T5">4</text:span><text:span text:style-name="T3">];</text:span></text:p>
      <text:p text:style-name="P7">console<text:span text:style-name="T3">.</text:span>log<text:span text:style-name="T3">(</text:span><text:span text:style-name="T7">"**numeric array**"</text:span><text:span text:style-name="T3">);</text:span></text:p>
      <text:p text:style-name="P9"/>
      <text:p text:style-name="P7"><text:span text:style-name="T1">for</text:span> <text:span text:style-name="T3">(</text:span>i <text:span text:style-name="T3">=</text:span> <text:span text:style-name="T5">0</text:span><text:span text:style-name="T3">;</text:span> i <text:span text:style-name="T3">&lt;</text:span> arr<text:span text:style-name="T3">.</text:span>length<text:span text:style-name="T3">;</text:span> i<text:span text:style-name="T3">++)</text:span> <text:span text:style-name="T3">{</text:span></text:p>
      <text:p text:style-name="P8"><text:s text:c="3"/><text:span text:style-name="T9">console</text:span><text:span text:style-name="T4">.</text:span><text:span text:style-name="T9">log</text:span><text:span text:style-name="T4">(</text:span><text:span text:style-name="T9">arr</text:span><text:span text:style-name="T4">[</text:span><text:span text:style-name="T9">i</text:span><text:span text:style-name="T4">]);</text:span></text:p>
      <text:p text:style-name="P12"><text:soft-page-break/>}</text:p>
      <text:p text:style-name="P7">arr <text:span text:style-name="T3">=</text:span> <text:span text:style-name="T3">[</text:span><text:span text:style-name="T7">"Mumbai"</text:span><text:span text:style-name="T3">,</text:span> <text:span text:style-name="T7">"Pune"</text:span><text:span text:style-name="T3">,</text:span> <text:span text:style-name="T7">"Delhi"</text:span><text:span text:style-name="T3">];</text:span></text:p>
      <text:p text:style-name="P7">console<text:span text:style-name="T3">.</text:span>log<text:span text:style-name="T3">(</text:span><text:span text:style-name="T7">"**string array**"</text:span><text:span text:style-name="T3">);</text:span></text:p>
      <text:p text:style-name="P9"/>
      <text:p text:style-name="P7"><text:span text:style-name="T1">for</text:span> <text:span text:style-name="T3">(</text:span>i <text:span text:style-name="T3">=</text:span> <text:span text:style-name="T5">0</text:span><text:span text:style-name="T3">;</text:span> i <text:span text:style-name="T3">&lt;</text:span> arr<text:span text:style-name="T3">.</text:span>length<text:span text:style-name="T3">;</text:span> i<text:span text:style-name="T3">++)</text:span> <text:span text:style-name="T3">{</text:span></text:p>
      <text:p text:style-name="P8"><text:s text:c="3"/><text:span text:style-name="T9">console</text:span><text:span text:style-name="T4">.</text:span><text:span text:style-name="T9">log</text:span><text:span text:style-name="T4">(</text:span><text:span text:style-name="T9">arr</text:span><text:span text:style-name="T4">[</text:span><text:span text:style-name="T9">i</text:span><text:span text:style-name="T4">]);</text:span></text:p>
      <text:p text:style-name="P12">}</text:p>
      <text:p text:style-name="P1">Its output is as follows −</text:p>
      <text:p text:style-name="P4">**numeric array** </text:p>
      <text:p text:style-name="P14">1 </text:p>
      <text:p text:style-name="P14">2 </text:p>
      <text:p text:style-name="P14">4 </text:p>
      <text:p text:style-name="P14">**string array** </text:p>
      <text:p text:style-name="P14">Mumbai </text:p>
      <text:p text:style-name="P14">Pune </text:p>
      <text:p text:style-name="P14">Delhi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, Monaco, Consolas, 'Courier New', monospace"/>
    <style:font-face style:name="Verdana" svg:font-family="Verdana, Geneva, Tahoma, Arial, Helvetica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9T14:55:54.183000000</meta:creation-date>
    <dc:date>2019-06-19T14:56:31.389000000</dc:date>
    <meta:editing-duration>PT37S</meta:editing-duration>
    <meta:editing-cycles>1</meta:editing-cycles>
    <meta:generator>LibreOffice/5.1.5.2$Windows_X86_64 LibreOffice_project/7a864d8825610a8c07cfc3bc01dd4fce6a9447e5</meta:generator>
    <meta:document-statistic meta:table-count="0" meta:image-count="0" meta:object-count="0" meta:page-count="5" meta:paragraph-count="98" meta:word-count="429" meta:character-count="2818" meta:non-whitespace-character-count="2339"/>
  </office:meta>
</office:document-meta>
</file>